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8.01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47.47mm"/>
    </style:style>
    <style:style style:name="co4" style:family="table-column">
      <style:table-column-properties fo:break-before="auto" style:column-width="40.92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1"/>
    <style:style style:name="ce17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search-result-threshold</text:p>
          </table:table-cell>
          <table:table-cell office:value-type="string" calcext:value-type="string">
            <text:p>concept-relevance-threshold</text:p>
          </table:table-cell>
          <table:table-cell office:value-type="string" calcext:value-type="string">
            <text:p>query-concept-threshold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fetched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relevant &amp; fetched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measure</text:p>
          </table:table-cell>
          <table:table-cell table:style-name="Default" office:value-type="string" calcext:value-type="string">
            <text:p>r-precision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10752688172043" calcext:value-type="percentage">
            <text:p>1,08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12765957446809" calcext:value-type="percentage">
            <text:p>2,13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106382978723404" calcext:value-type="percentage">
            <text:p>1,0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10526315789474" calcext:value-type="percentage">
            <text:p>2,11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4,6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135593220339" calcext:value-type="percentage">
            <text:p>8,81%</text:p>
          </table:table-cell>
          <table:table-cell office:value-type="percentage" office:value="0.0769230769230769" calcext:value-type="percentage">
            <text:p>7,69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10752688172043" calcext:value-type="percentage">
            <text:p>1,08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12765957446809" calcext:value-type="percentage">
            <text:p>2,13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106382978723404" calcext:value-type="percentage">
            <text:p>1,0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10526315789474" calcext:value-type="percentage">
            <text:p>2,11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4,6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135593220339" calcext:value-type="percentage">
            <text:p>8,81%</text:p>
          </table:table-cell>
          <table:table-cell office:value-type="percentage" office:value="0.0769230769230769" calcext:value-type="percentage">
            <text:p>7,69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120967741935484" calcext:value-type="percentage">
            <text:p>1,2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39043824701195" calcext:value-type="percentage">
            <text:p>2,39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106382978723404" calcext:value-type="percentage">
            <text:p>1,0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10526315789474" calcext:value-type="percentage">
            <text:p>2,11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4,6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135593220339" calcext:value-type="percentage">
            <text:p>8,81%</text:p>
          </table:table-cell>
          <table:table-cell office:value-type="percentage" office:value="0.0769230769230769" calcext:value-type="percentage">
            <text:p>7,69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309278350515464" calcext:value-type="percentage">
            <text:p>3,0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percentage" office:value="0.0204081632653061" calcext:value-type="percentage">
            <text:p>2,04%</text:p>
          </table:table-cell>
          <table:table-cell office:value-type="percentage" office:value="0.666666666666667" calcext:value-type="percentage">
            <text:p>66,67%</text:p>
          </table:table-cell>
          <table:table-cell office:value-type="percentage" office:value="0.0396039603960396" calcext:value-type="percentage">
            <text:p>3,96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60992907801418" calcext:value-type="percentage">
            <text:p>4,61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135593220339" calcext:value-type="percentage">
            <text:p>8,81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309278350515464" calcext:value-type="percentage">
            <text:p>3,09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percentage" office:value="0.0476190476190476" calcext:value-type="percentage">
            <text:p>4,7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909090909090909" calcext:value-type="percentage">
            <text:p>9,09%</text:p>
          </table:table-cell>
          <table:table-cell office:value-type="percentage" office:value="0.153846153846154" calcext:value-type="percentage">
            <text:p>15,38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283018867924528" calcext:value-type="percentage">
            <text:p>2,8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55045871559633" calcext:value-type="percentage">
            <text:p>5,5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percentage" office:value="0.0102564102564103" calcext:value-type="percentage">
            <text:p>1,03%</text:p>
          </table:table-cell>
          <table:table-cell office:value-type="percentage" office:value="0.666666666666667" calcext:value-type="percentage">
            <text:p>66,67%</text:p>
          </table:table-cell>
          <table:table-cell office:value-type="percentage" office:value="0.0202020202020202" calcext:value-type="percentage">
            <text:p>2,0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42477876106195" calcext:value-type="percentage">
            <text:p>4,42%</text:p>
          </table:table-cell>
          <table:table-cell office:value-type="percentage" office:value="0.769230769230769" calcext:value-type="percentage">
            <text:p>76,92%</text:p>
          </table:table-cell>
          <table:table-cell office:value-type="percentage" office:value="0.0836820083682009" calcext:value-type="percentage">
            <text:p>8,3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285714285714286" calcext:value-type="percentage">
            <text:p>2,86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555555555555556" calcext:value-type="percentage">
            <text:p>5,56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percentage" office:value="0.0102564102564103" calcext:value-type="percentage">
            <text:p>1,03%</text:p>
          </table:table-cell>
          <table:table-cell office:value-type="percentage" office:value="0.666666666666667" calcext:value-type="percentage">
            <text:p>66,67%</text:p>
          </table:table-cell>
          <table:table-cell office:value-type="percentage" office:value="0.0202020202020202" calcext:value-type="percentage">
            <text:p>2,0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42477876106195" calcext:value-type="percentage">
            <text:p>4,42%</text:p>
          </table:table-cell>
          <table:table-cell office:value-type="percentage" office:value="0.769230769230769" calcext:value-type="percentage">
            <text:p>76,92%</text:p>
          </table:table-cell>
          <table:table-cell office:value-type="percentage" office:value="0.0836820083682009" calcext:value-type="percentage">
            <text:p>8,3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percentage" office:value="0.032967032967033" calcext:value-type="percentage">
            <text:p>3,3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638297872340425" calcext:value-type="percentage">
            <text:p>6,38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percentage" office:value="0.0102564102564103" calcext:value-type="percentage">
            <text:p>1,03%</text:p>
          </table:table-cell>
          <table:table-cell office:value-type="percentage" office:value="0.666666666666667" calcext:value-type="percentage">
            <text:p>66,67%</text:p>
          </table:table-cell>
          <table:table-cell office:value-type="percentage" office:value="0.0202020202020202" calcext:value-type="percentage">
            <text:p>2,02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42477876106195" calcext:value-type="percentage">
            <text:p>4,42%</text:p>
          </table:table-cell>
          <table:table-cell office:value-type="percentage" office:value="0.769230769230769" calcext:value-type="percentage">
            <text:p>76,92%</text:p>
          </table:table-cell>
          <table:table-cell office:value-type="percentage" office:value="0.0836820083682009" calcext:value-type="percentage">
            <text:p>8,37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0384615384615385" calcext:value-type="percentage">
            <text:p>3,85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0689655172413793" calcext:value-type="percentage">
            <text:p>6,9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percentage" office:value="0.0431034482758621" calcext:value-type="percentage">
            <text:p>4,31%</text:p>
          </table:table-cell>
          <table:table-cell office:value-type="percentage" office:value="0.769230769230769" calcext:value-type="percentage">
            <text:p>76,92%</text:p>
          </table:table-cell>
          <table:table-cell office:value-type="percentage" office:value="0.0816326530612245" calcext:value-type="percentage">
            <text:p>8,16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0384615384615385" calcext:value-type="percentage">
            <text:p>3,85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0689655172413793" calcext:value-type="percentage">
            <text:p>6,9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percentage" office:value="0.0576923076923077" calcext:value-type="percentage">
            <text:p>5,77%</text:p>
          </table:table-cell>
          <table:table-cell office:value-type="percentage" office:value="0.923076923076923" calcext:value-type="percentage">
            <text:p>92,31%</text:p>
          </table:table-cell>
          <table:table-cell office:value-type="percentage" office:value="0.108597285067873" calcext:value-type="percentage">
            <text:p>10,86%</text:p>
          </table:table-cell>
          <table:table-cell office:value-type="percentage" office:value="0.153846153846154" calcext:value-type="percentage">
            <text:p>15,38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0454545454545455" calcext:value-type="percentage">
            <text:p>4,55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645161290322581" calcext:value-type="percentage">
            <text:p>6,45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.0909090909090909" calcext:value-type="percentage">
            <text:p>9,09%</text:p>
          </table:table-cell>
          <table:table-cell office:value-type="percentage" office:value="0.0769230769230769" calcext:value-type="percentage">
            <text:p>7,69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0869565217391305" calcext:value-type="percentage">
            <text:p>8,7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434782608695652" calcext:value-type="percentage">
            <text:p>4,35%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0555555555555556" calcext:value-type="percentage">
            <text:p>5,56%</text:p>
          </table:table-cell>
          <table:table-cell office:value-type="percentage" office:value="0.0769230769230769" calcext:value-type="percentage">
            <text:p>7,69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percentage" office:value="0.0833333333333333" calcext:value-type="percentage">
            <text:p>8,33%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69230769230769" calcext:value-type="percentage">
            <text:p>7,69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0769230769230769" calcext:value-type="percentage">
            <text:p>7,69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percentage" office:value="0.0740740740740741" calcext:value-type="percentage">
            <text:p>7,41%</text:p>
          </table:table-cell>
          <table:table-cell office:value-type="percentage" office:value="0.153846153846154" calcext:value-type="percentage">
            <text:p>15,38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3846153846154" calcext:value-type="percentage">
            <text:p>15,38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111111111111111" calcext:value-type="percentage">
            <text:p>11,11%</text:p>
          </table:table-cell>
          <table:table-cell office:value-type="percentage" office:value="0.307692307692308" calcext:value-type="percentage">
            <text:p>30,77%</text:p>
          </table:table-cell>
          <table:table-cell office:value-type="percentage" office:value="0.163265306122449" calcext:value-type="percentage">
            <text:p>16,33%</text:p>
          </table:table-cell>
          <table:table-cell office:value-type="percentage" office:value="0.153846153846154" calcext:value-type="percentage">
            <text:p>15,38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666666666666667" calcext:value-type="percentage">
            <text:p>66,67%</text:p>
          </table:table-cell>
          <table:table-cell office:value-type="percentage" office:value="0.571428571428571" calcext:value-type="percentage">
            <text:p>57,14%</text:p>
          </table:table-cell>
          <table:table-cell office:value-type="percentage" office:value="0.66666666666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us st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3333333333333" calcext:value-type="percentage">
            <text:p>3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subway statio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c7ea259c556bb42803fa17e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gged</text:p>
          </table:table-cell>
          <table:table-cell office:value-type="string" calcext:value-type="string">
            <text:p>bik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 table:number-rows-repeated="104849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ivot Table_results_1" table:style-name="ta1">
        <table:table-column table:style-name="co10" table:default-cell-style-name="ce5"/>
        <table:table-column table:style-name="co10" table:default-cell-style-name="ce10"/>
        <table:table-column table:style-name="co10" table:number-columns-repeated="3" table:default-cell-style-name="ce16"/>
        <table:table-column table:style-name="co10" table:default-cell-style-name="ce20"/>
        <table:table-column table:style-name="co10" table:default-cell-style-name="ce26"/>
        <table:table-row table:style-name="ro1">
          <table:table-cell table:style-name="ce2" office:value-type="string" calcext:value-type="string">
            <text:p>Average - f1-measure</text:p>
          </table:table-cell>
          <table:table-cell table:style-name="ce7" office:value-type="string" calcext:value-type="string">
            <text:p>concept-relevance-threshold</text:p>
          </table:table-cell>
          <table:table-cell table:style-name="ce13" table:number-columns-repeated="4"/>
          <table:table-cell table:style-name="ce23"/>
        </table:table-row>
        <table:table-row table:style-name="ro1">
          <table:table-cell table:style-name="ce3" office:value-type="string" calcext:value-type="string">
            <text:p>query-concept-threshold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5" calcext:value-type="float">
            <text:p>0,2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75" calcext:value-type="float">
            <text:p>0,75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percentage" office:value="0.0434882735146557" calcext:value-type="percentage">
            <text:p>4,35%</text:p>
          </table:table-cell>
          <table:table-cell table:style-name="ce15" office:value-type="percentage" office:value="0.052976633376618" calcext:value-type="percentage">
            <text:p>5,30%</text:p>
          </table:table-cell>
          <table:table-cell table:style-name="ce15" office:value-type="percentage" office:value="0.056969696969697" calcext:value-type="percentage">
            <text:p>5,70%</text:p>
          </table:table-cell>
          <table:table-cell table:style-name="ce15" office:value-type="percentage" office:value="0" calcext:value-type="percentage">
            <text:p>0,00%</text:p>
          </table:table-cell>
          <table:table-cell table:style-name="ce19" office:value-type="percentage" office:value="0" calcext:value-type="percentage">
            <text:p>0,00%</text:p>
          </table:table-cell>
          <table:table-cell table:style-name="ce25" office:value-type="percentage" office:value="0.0306869207721941" calcext:value-type="percentage">
            <text:p>3,07%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percentage" office:value="0.0434882735146557" calcext:value-type="percentage">
            <text:p>4,35%</text:p>
          </table:table-cell>
          <table:table-cell office:value-type="percentage" office:value="0.0531465280419255" calcext:value-type="percentage">
            <text:p>5,31%</text:p>
          </table:table-cell>
          <table:table-cell office:value-type="percentage" office:value="0.0475040257648953" calcext:value-type="percentage">
            <text:p>4,75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288277654642953" calcext:value-type="percentage">
            <text:p>2,88%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percentage" office:value="0.0443642024231353" calcext:value-type="percentage">
            <text:p>4,44%</text:p>
          </table:table-cell>
          <table:table-cell office:value-type="percentage" office:value="0.0559046052680879" calcext:value-type="percentage">
            <text:p>5,59%</text:p>
          </table:table-cell>
          <table:table-cell office:value-type="percentage" office:value="0.0683333333333333" calcext:value-type="percentage">
            <text:p>6,83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337204282049113" calcext:value-type="percentage">
            <text:p>3,37%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percentage" office:value="0.0625798512054595" calcext:value-type="percentage">
            <text:p>6,26%</text:p>
          </table:table-cell>
          <table:table-cell office:value-type="percentage" office:value="0.0501993901008679" calcext:value-type="percentage">
            <text:p>5,0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166666666666667" calcext:value-type="percentage">
            <text:p>16,6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08891815945988" calcext:value-type="percentage">
            <text:p>7,0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percentage" office:value="0.0503030303030303" calcext:value-type="percentage">
            <text:p>5,03%</text:p>
          </table:table-cell>
          <table:table-cell table:style-name="ce17" office:value-type="percentage" office:value="0.0591876007697509" calcext:value-type="percentage">
            <text:p>5,92%</text:p>
          </table:table-cell>
          <table:table-cell table:style-name="ce17" office:value-type="percentage" office:value="0.165532879818594" calcext:value-type="percentage">
            <text:p>16,55%</text:p>
          </table:table-cell>
          <table:table-cell table:style-name="ce17" office:value-type="percentage" office:value="0.190476190476191" calcext:value-type="percentage">
            <text:p>19,05%</text:p>
          </table:table-cell>
          <table:table-cell table:style-name="ce21" office:value-type="percentage" office:value="0.166666666666667" calcext:value-type="percentage">
            <text:p>16,67%</text:p>
          </table:table-cell>
          <table:table-cell table:style-name="ce27" office:value-type="percentage" office:value="0.126433273606846" calcext:value-type="percentage">
            <text:p>12,64%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percentage" office:value="0.0488447261921873" calcext:value-type="percentage">
            <text:p>4,88%</text:p>
          </table:table-cell>
          <table:table-cell table:style-name="ce18" office:value-type="percentage" office:value="0.05428295151145" calcext:value-type="percentage">
            <text:p>5,43%</text:p>
          </table:table-cell>
          <table:table-cell table:style-name="ce18" office:value-type="percentage" office:value="0.0826679871773039" calcext:value-type="percentage">
            <text:p>8,27%</text:p>
          </table:table-cell>
          <table:table-cell table:style-name="ce18" office:value-type="percentage" office:value="0.0714285714285714" calcext:value-type="percentage">
            <text:p>7,14%</text:p>
          </table:table-cell>
          <table:table-cell table:style-name="ce22" office:value-type="percentage" office:value="0.0333333333333333" calcext:value-type="percentage">
            <text:p>3,33%</text:p>
          </table:table-cell>
          <table:table-cell table:style-name="ce28" office:value-type="percentage" office:value="0.0581115139285692" calcext:value-type="percentage">
            <text:p>5,81%</text:p>
          </table:table-cell>
        </table:table-row>
      </table:table>
      <table:named-expressions/>
      <table:data-pilot-tables>
        <table:data-pilot-table table:name="DataPilot1" table:application-data="" table:target-range-address="'Pivot Table_results_1'.A1:'Pivot Table_results_1'.G8" table:buttons="'Pivot Table_results_1'.A2 'Pivot Table_results_1'.B1" table:show-filter-button="false" table:drill-down-on-double-click="false">
          <table:source-cell-range table:cell-range-address="results.A1:results.M76"/>
          <table:data-pilot-field table:source-field-name="concept-relevance-threshold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25" table:display="true" table:show-details="true"/>
                <table:data-pilot-member table:name="0,5" table:display="true" table:show-details="true"/>
                <table:data-pilot-member table:name="0,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ery-concept-threshol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25" table:display="true" table:show-details="true"/>
                <table:data-pilot-member table:name="0,5" table:display="true" table:show-details="true"/>
                <table:data-pilot-member table:name="0,7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-measure" table:orientation="data" table:used-hierarchy="0" table:function="average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2,02%" table:display="true" table:show-details="true"/>
                <table:data-pilot-member table:name="2,11%" table:display="true" table:show-details="true"/>
                <table:data-pilot-member table:name="2,13%" table:display="true" table:show-details="true"/>
                <table:data-pilot-member table:name="2,39%" table:display="true" table:show-details="true"/>
                <table:data-pilot-member table:name="3,96%" table:display="true" table:show-details="true"/>
                <table:data-pilot-member table:name="5,50%" table:display="true" table:show-details="true"/>
                <table:data-pilot-member table:name="5,56%" table:display="true" table:show-details="true"/>
                <table:data-pilot-member table:name="6,00%" table:display="true" table:show-details="true"/>
                <table:data-pilot-member table:name="6,38%" table:display="true" table:show-details="true"/>
                <table:data-pilot-member table:name="6,90%" table:display="true" table:show-details="true"/>
                <table:data-pilot-member table:name="8,00%" table:display="true" table:show-details="true"/>
                <table:data-pilot-member table:name="8,16%" table:display="true" table:show-details="true"/>
                <table:data-pilot-member table:name="8,37%" table:display="true" table:show-details="true"/>
                <table:data-pilot-member table:name="8,70%" table:display="true" table:show-details="true"/>
                <table:data-pilot-member table:name="8,81%" table:display="true" table:show-details="true"/>
                <table:data-pilot-member table:name="9,09%" table:display="true" table:show-details="true"/>
                <table:data-pilot-member table:name="10,00%" table:display="true" table:show-details="true"/>
                <table:data-pilot-member table:name="10,86%" table:display="true" table:show-details="true"/>
                <table:data-pilot-member table:name="12,50%" table:display="true" table:show-details="true"/>
                <table:data-pilot-member table:name="16,33%" table:display="true" table:show-details="true"/>
                <table:data-pilot-member table:name="33,33%" table:display="true" table:show-details="true"/>
                <table:data-pilot-member table:name="50,00%" table:display="true" table:show-details="true"/>
                <table:data-pilot-member table:name="57,14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6:15:52.308942725</dc:date>
    <meta:editing-duration>PT1H45M54S</meta:editing-duration>
    <meta:editing-cycles>1</meta:editing-cycles>
    <meta:document-statistic meta:table-count="2" meta:cell-count="1039" meta:object-count="0"/>
    <meta:generator>LibreOffice/6.1.5.2$Linux_X86_64 LibreOffice_project/10$Build-2</meta:generator>
  </office:meta>
</office:document-meta>
</file>